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77e" officeooo:paragraph-rsid="0013377e"/>
    </style:style>
    <style:style style:name="P2" style:family="paragraph" style:parent-style-name="Standard">
      <style:text-properties officeooo:rsid="0015b600" officeooo:paragraph-rsid="0015b600"/>
    </style:style>
    <style:style style:name="P3" style:family="paragraph" style:parent-style-name="Standard">
      <style:text-properties officeooo:rsid="00174804" officeooo:paragraph-rsid="00174804"/>
    </style:style>
    <style:style style:name="T1" style:family="text">
      <style:text-properties officeooo:rsid="001725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</text:span>erraform init &gt;</text:p>
      <text:p text:style-name="P2"/>
      <text:p text:style-name="P2">terraform plan &gt;</text:p>
      <text:p text:style-name="P3">terraform apply &gt;</text:p>
      <text:p text:style-name="P1"/>
      <text:p text:style-name="P1"/>
      <text:p text:style-name="P1">terraform plan -out plano.saida <text:s/>&gt; cria um arquivo com o plano a ser aplicado.Este arquivo e encriptado porém podemos abrilo da seguinte forma com o comando abaixo:</text:p>
      <text:p text:style-name="P1"/>
      <text:p text:style-name="P1">terraform show plano.said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1:36:40.580368088</meta:creation-date>
    <dc:date>2024-11-13T01:42:43.081910035</dc:date>
    <meta:editing-duration>PT6M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9" meta:character-count="239" meta:non-whitespace-character-count="204"/>
  </office:meta>
</office:document-meta>
</file>